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f16b" officeooo:paragraph-rsid="0008f16b"/>
    </style:style>
    <style:style style:name="P2" style:family="paragraph" style:parent-style-name="Standard">
      <style:text-properties fo:font-size="10.5pt" fo:font-weight="bold" officeooo:rsid="0008f16b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.5pt" fo:font-weight="bold" officeooo:rsid="0008f16b" officeooo:paragraph-rsid="0008f16b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1pt" fo:font-weight="bold" officeooo:rsid="0008f16b" officeooo:paragraph-rsid="000a1be0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08f16b" officeooo:paragraph-rsid="000ae29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style="italic" officeooo:rsid="0008f16b" officeooo:paragraph-rsid="000a1be0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1pt" fo:font-style="italic" officeooo:rsid="0008f16b" officeooo:paragraph-rsid="000ae29d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officeooo:rsid="00115d41" officeooo:paragraph-rsid="00254612" style:font-size-asian="11pt" style:font-style-asian="italic" style:font-size-complex="11pt" style:font-style-complex="italic"/>
    </style:style>
    <style:style style:name="P9" style:family="paragraph" style:parent-style-name="Standard">
      <style:text-properties fo:font-size="11pt" officeooo:rsid="0008f16b" officeooo:paragraph-rsid="0008f16b" style:font-size-asian="11pt" style:font-size-complex="11pt"/>
    </style:style>
    <style:style style:name="P10" style:family="paragraph" style:parent-style-name="Standard">
      <style:text-properties fo:font-size="11pt" officeooo:rsid="0008f16b" officeooo:paragraph-rsid="00254612" style:font-size-asian="11pt" style:font-size-complex="11pt"/>
    </style:style>
    <style:style style:name="P11" style:family="paragraph" style:parent-style-name="Standard">
      <style:text-properties fo:font-size="11pt" officeooo:rsid="0008f16b" officeooo:paragraph-rsid="0026350a" style:font-size-asian="11pt" style:font-size-complex="11pt"/>
    </style:style>
    <style:style style:name="P12" style:family="paragraph" style:parent-style-name="Standard">
      <style:text-properties fo:font-size="11pt" officeooo:rsid="0008f16b" officeooo:paragraph-rsid="000d3788" style:font-size-asian="11pt" style:font-size-complex="11pt"/>
    </style:style>
    <style:style style:name="P13" style:family="paragraph" style:parent-style-name="Standard">
      <style:text-properties fo:font-size="11pt" officeooo:rsid="0008f16b" officeooo:paragraph-rsid="0012f94b" style:font-size-asian="11pt" style:font-size-complex="11pt"/>
    </style:style>
    <style:style style:name="P14" style:family="paragraph" style:parent-style-name="Standard">
      <style:text-properties fo:font-size="11pt" officeooo:rsid="0008f16b" officeooo:paragraph-rsid="000a1be0" style:font-size-asian="11pt" style:font-size-complex="11pt"/>
    </style:style>
    <style:style style:name="P15" style:family="paragraph" style:parent-style-name="Standard">
      <style:text-properties fo:font-size="11pt" officeooo:rsid="0021aa2a" officeooo:paragraph-rsid="00254612" style:font-size-asian="11pt" style:font-size-complex="11pt"/>
    </style:style>
    <style:style style:name="P16" style:family="paragraph" style:parent-style-name="Standard">
      <style:text-properties fo:font-size="11pt" officeooo:rsid="0021aa2a" officeooo:paragraph-rsid="0021aa2a" style:font-size-asian="11pt" style:font-size-complex="11pt"/>
    </style:style>
    <style:style style:name="P17" style:family="paragraph" style:parent-style-name="Standard">
      <style:text-properties fo:font-size="11pt" officeooo:rsid="00115d41" officeooo:paragraph-rsid="00254612" style:font-size-asian="11pt" style:font-size-complex="11pt"/>
    </style:style>
    <style:style style:name="P18" style:family="paragraph" style:parent-style-name="Standard">
      <style:text-properties fo:font-size="11pt" officeooo:rsid="0012f94b" officeooo:paragraph-rsid="0026350a" style:font-size-asian="11pt" style:font-size-complex="11pt"/>
    </style:style>
    <style:style style:name="P19" style:family="paragraph" style:parent-style-name="Standard">
      <style:text-properties fo:font-size="11pt" officeooo:rsid="0012f94b" officeooo:paragraph-rsid="0012f94b" style:font-size-asian="11pt" style:font-size-complex="11pt"/>
    </style:style>
    <style:style style:name="P20" style:family="paragraph" style:parent-style-name="Standard">
      <style:text-properties fo:font-size="11pt" officeooo:rsid="0012f94b" officeooo:paragraph-rsid="0017e1d2" style:font-size-asian="11pt" style:font-size-complex="11pt"/>
    </style:style>
    <style:style style:name="P21" style:family="paragraph" style:parent-style-name="Standard">
      <style:text-properties fo:font-size="11pt" officeooo:rsid="001fda5c" officeooo:paragraph-rsid="001fda5c" style:font-size-asian="11pt" style:font-size-complex="11pt"/>
    </style:style>
    <style:style style:name="P22" style:family="paragraph" style:parent-style-name="Standard">
      <style:text-properties fo:font-size="11pt" officeooo:rsid="001983c4" officeooo:paragraph-rsid="001983c4" style:font-size-asian="11pt" style:font-size-complex="11pt"/>
    </style:style>
    <style:style style:name="P23" style:family="paragraph" style:parent-style-name="Standard">
      <style:text-properties fo:font-size="11pt" officeooo:rsid="0017e1d2" officeooo:paragraph-rsid="0017e1d2" style:font-size-asian="11pt" style:font-size-complex="11pt"/>
    </style:style>
    <style:style style:name="P24" style:family="paragraph" style:parent-style-name="Standard">
      <style:text-properties fo:font-size="11pt" officeooo:rsid="000d3788" officeooo:paragraph-rsid="0008f16b" style:font-size-asian="11pt" style:font-size-complex="11pt"/>
    </style:style>
    <style:style style:name="P25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font-size="16pt" fo:font-weight="bold" officeooo:rsid="0008f16b" officeooo:paragraph-rsid="0008f16b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font-size="16pt" fo:font-weight="bold" officeooo:rsid="000a1be0" officeooo:paragraph-rsid="000a1be0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officeooo:rsid="000d3788" officeooo:paragraph-rsid="000d3788" style:font-style-asian="italic" style:font-style-complex="italic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officeooo:rsid="001a3952" officeooo:paragraph-rsid="001bd342" style:font-style-asian="normal" style:font-style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officeooo:rsid="001a3952" officeooo:paragraph-rsid="000d3788" style:font-style-asian="normal" style:font-style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officeooo:rsid="0008f16b" officeooo:paragraph-rsid="0020a217" style:font-size-asian="11pt" style:font-size-complex="11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pt" officeooo:rsid="0020a217" officeooo:paragraph-rsid="0020a217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officeooo:rsid="000d3788" officeooo:paragraph-rsid="000d3788" style:font-size-asian="11pt" style:font-size-complex="11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1pt" officeooo:rsid="0008f16b" officeooo:paragraph-rsid="000a1be0" style:font-size-asian="11pt" style:font-size-complex="11pt"/>
    </style:style>
    <style:style style:name="P34" style:family="paragraph" style:parent-style-name="Standard">
      <style:text-properties officeooo:rsid="0008f16b" officeooo:paragraph-rsid="0008f16b"/>
    </style:style>
    <style:style style:name="P35" style:family="paragraph" style:parent-style-name="Standard">
      <style:text-properties fo:font-size="11pt" officeooo:rsid="0008f16b" officeooo:paragraph-rsid="0008f16b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1pt" fo:font-style="italic" officeooo:rsid="000d3788" officeooo:paragraph-rsid="000d3788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1pt" fo:font-style="italic" officeooo:rsid="002a4199" officeooo:paragraph-rsid="002a419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1pt" fo:font-style="normal" officeooo:rsid="002a4199" officeooo:paragraph-rsid="002a4199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1pt" fo:font-style="normal" officeooo:rsid="002a4199" officeooo:paragraph-rsid="002a419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e29d" style:font-style-asian="italic" style:font-style-complex="italic"/>
    </style:style>
    <style:style style:name="T3" style:family="text">
      <style:text-properties fo:font-style="italic" officeooo:rsid="000b3db8" style:font-style-asian="italic" style:font-style-complex="italic"/>
    </style:style>
    <style:style style:name="T4" style:family="text">
      <style:text-properties fo:font-style="italic" officeooo:rsid="000d3788" style:font-style-asian="italic" style:font-style-complex="italic"/>
    </style:style>
    <style:style style:name="T5" style:family="text">
      <style:text-properties fo:font-style="italic" officeooo:rsid="000ed936" style:font-style-asian="italic" style:font-style-complex="italic"/>
    </style:style>
    <style:style style:name="T6" style:family="text">
      <style:text-properties fo:font-style="italic" officeooo:rsid="000f95b3" style:font-style-asian="italic" style:font-style-complex="italic"/>
    </style:style>
    <style:style style:name="T7" style:family="text">
      <style:text-properties fo:font-style="italic" officeooo:rsid="0010d0ec" style:font-style-asian="italic" style:font-style-complex="italic"/>
    </style:style>
    <style:style style:name="T8" style:family="text">
      <style:text-properties fo:font-style="italic" officeooo:rsid="00115d41" style:font-style-asian="italic" style:font-style-complex="italic"/>
    </style:style>
    <style:style style:name="T9" style:family="text">
      <style:text-properties fo:font-style="italic" officeooo:rsid="0012f94b" style:font-style-asian="italic" style:font-style-complex="italic"/>
    </style:style>
    <style:style style:name="T10" style:family="text">
      <style:text-properties fo:font-style="italic" officeooo:rsid="0013ed6a" style:font-style-asian="italic" style:font-style-complex="italic"/>
    </style:style>
    <style:style style:name="T11" style:family="text">
      <style:text-properties fo:font-style="italic" officeooo:rsid="001533e7" style:font-style-asian="italic" style:font-style-complex="italic"/>
    </style:style>
    <style:style style:name="T12" style:family="text">
      <style:text-properties fo:font-style="italic" officeooo:rsid="0016141b" style:font-style-asian="italic" style:font-style-complex="italic"/>
    </style:style>
    <style:style style:name="T13" style:family="text">
      <style:text-properties fo:font-style="italic" officeooo:rsid="0017e1d2" style:font-style-asian="italic" style:font-style-complex="italic"/>
    </style:style>
    <style:style style:name="T14" style:family="text">
      <style:text-properties fo:font-style="italic" officeooo:rsid="001983c4" style:font-style-asian="italic" style:font-style-complex="italic"/>
    </style:style>
    <style:style style:name="T15" style:family="text">
      <style:text-properties fo:font-style="italic" officeooo:rsid="001da419" style:font-style-asian="italic" style:font-style-complex="italic"/>
    </style:style>
    <style:style style:name="T16" style:family="text">
      <style:text-properties fo:font-style="italic" officeooo:rsid="001e7672" style:font-style-asian="italic" style:font-style-complex="italic"/>
    </style:style>
    <style:style style:name="T17" style:family="text">
      <style:text-properties fo:font-style="italic" officeooo:rsid="001f1b98" style:font-style-asian="italic" style:font-style-complex="italic"/>
    </style:style>
    <style:style style:name="T18" style:family="text">
      <style:text-properties fo:font-style="italic" officeooo:rsid="001fda5c" style:font-style-asian="italic" style:font-style-complex="italic"/>
    </style:style>
    <style:style style:name="T19" style:family="text">
      <style:text-properties fo:font-style="italic" officeooo:rsid="0021aa2a" style:font-style-asian="italic" style:font-style-complex="italic"/>
    </style:style>
    <style:style style:name="T20" style:family="text">
      <style:text-properties fo:font-style="italic" officeooo:rsid="00254612" style:font-style-asian="italic" style:font-style-complex="italic"/>
    </style:style>
    <style:style style:name="T21" style:family="text">
      <style:text-properties fo:font-style="italic" officeooo:rsid="0026350a" style:font-style-asian="italic" style:font-style-complex="italic"/>
    </style:style>
    <style:style style:name="T22" style:family="text">
      <style:text-properties officeooo:rsid="000a1be0"/>
    </style:style>
    <style:style style:name="T23" style:family="text">
      <style:text-properties officeooo:rsid="000ae29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ae29d" style:font-style-asian="normal" style:font-style-complex="normal"/>
    </style:style>
    <style:style style:name="T26" style:family="text">
      <style:text-properties fo:font-style="normal" officeooo:rsid="000b3db8" style:font-style-asian="normal" style:font-style-complex="normal"/>
    </style:style>
    <style:style style:name="T27" style:family="text">
      <style:text-properties fo:font-style="normal" officeooo:rsid="000d3788" style:font-style-asian="normal" style:font-style-complex="normal"/>
    </style:style>
    <style:style style:name="T28" style:family="text">
      <style:text-properties fo:font-style="normal" officeooo:rsid="000ed936" style:font-style-asian="normal" style:font-style-complex="normal"/>
    </style:style>
    <style:style style:name="T29" style:family="text">
      <style:text-properties fo:font-style="normal" officeooo:rsid="000f95b3" style:font-style-asian="normal" style:font-style-complex="normal"/>
    </style:style>
    <style:style style:name="T30" style:family="text">
      <style:text-properties fo:font-style="normal" officeooo:rsid="00115d41" style:font-style-asian="normal" style:font-style-complex="normal"/>
    </style:style>
    <style:style style:name="T31" style:family="text">
      <style:text-properties fo:font-style="normal" officeooo:rsid="0012f94b" style:font-style-asian="normal" style:font-style-complex="normal"/>
    </style:style>
    <style:style style:name="T32" style:family="text">
      <style:text-properties fo:font-style="normal" officeooo:rsid="0013ed6a" style:font-style-asian="normal" style:font-style-complex="normal"/>
    </style:style>
    <style:style style:name="T33" style:family="text">
      <style:text-properties fo:font-style="normal" officeooo:rsid="0016141b" style:font-style-asian="normal" style:font-style-complex="normal"/>
    </style:style>
    <style:style style:name="T34" style:family="text">
      <style:text-properties fo:font-style="normal" officeooo:rsid="0017d6a3" style:font-style-asian="normal" style:font-style-complex="normal"/>
    </style:style>
    <style:style style:name="T35" style:family="text">
      <style:text-properties fo:font-style="normal" officeooo:rsid="001983c4" style:font-style-asian="normal" style:font-style-complex="normal"/>
    </style:style>
    <style:style style:name="T36" style:family="text">
      <style:text-properties fo:font-style="normal" officeooo:rsid="001da419" style:font-style-asian="normal" style:font-style-complex="normal"/>
    </style:style>
    <style:style style:name="T37" style:family="text">
      <style:text-properties fo:font-style="normal" officeooo:rsid="001e7672" style:font-style-asian="normal" style:font-style-complex="normal"/>
    </style:style>
    <style:style style:name="T38" style:family="text">
      <style:text-properties fo:font-style="normal" officeooo:rsid="001f1b98" style:font-style-asian="normal" style:font-style-complex="normal"/>
    </style:style>
    <style:style style:name="T39" style:family="text">
      <style:text-properties fo:font-style="normal" officeooo:rsid="001fda5c" style:font-style-asian="normal" style:font-style-complex="normal"/>
    </style:style>
    <style:style style:name="T40" style:family="text">
      <style:text-properties fo:font-style="normal" officeooo:rsid="0021aa2a" style:font-style-asian="normal" style:font-style-complex="normal"/>
    </style:style>
    <style:style style:name="T41" style:family="text">
      <style:text-properties fo:font-style="normal" officeooo:rsid="00254612" style:font-style-asian="normal" style:font-style-complex="normal"/>
    </style:style>
    <style:style style:name="T42" style:family="text">
      <style:text-properties fo:font-style="normal" officeooo:rsid="0026350a" style:font-style-asian="normal" style:font-style-complex="normal"/>
    </style:style>
    <style:style style:name="T43" style:family="text">
      <style:text-properties fo:font-style="normal" fo:font-weight="normal" officeooo:rsid="000ae29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b3db8" style:font-style-asian="normal" style:font-weight-asian="normal" style:font-style-complex="normal" style:font-weight-complex="normal"/>
    </style:style>
    <style:style style:name="T45" style:family="text">
      <style:text-properties officeooo:rsid="000d3788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20a217"/>
    </style:style>
    <style:style style:name="T48" style:family="text">
      <style:text-properties officeooo:rsid="0021aa2a"/>
    </style:style>
    <style:style style:name="T49" style:family="text">
      <style:text-properties officeooo:rsid="00282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UT de Fontainebleau – Département Informatique</text:p>
      <text:p text:style-name="P3">Expression et Communication 1ère année</text:p>
      <text:p text:style-name="P3">Marie-Hélène Renaud</text:p>
      <text:p text:style-name="P1"/>
      <text:p text:style-name="P1"/>
      <text:p text:style-name="P25">Lecture d'une œuvre </text:p>
      <text:p text:style-name="P26">Discours de présentation – Lecture orale</text:p>
      <text:p text:style-name="P1"/>
      <text:p text:style-name="P1"/>
      <text:p text:style-name="P4">Choix dans la liste suivante : </text:p>
      <text:p text:style-name="P6">(<text:span text:style-name="T48">un certain nombre de</text:span> livres sont disponibles à la bibliothèque)</text:p>
      <text:p text:style-name="P9"/>
      <text:p text:style-name="P8"/>
      <text:p text:style-name="P10"><text:span text:style-name="T3">- </text:span><text:span text:style-name="T26">Gaston Leroux</text:span><text:span text:style-name="T3">, Le Mystère de la chambre jaune</text:span></text:p>
      <text:p text:style-name="P10"><text:span text:style-name="T3">- </text:span><text:span text:style-name="T44">Maurice Leblanc</text:span><text:span text:style-name="T3">, L'aiguille creuse</text:span></text:p>
      <text:p text:style-name="P10"><text:span text:style-name="T3">- </text:span><text:span text:style-name="T27">Agatha Christie</text:span><text:span text:style-name="T4">, Dix petits nègres</text:span></text:p>
      <text:p text:style-name="P10"><text:span text:style-name="T12">- </text:span><text:span text:style-name="T33">Umberto Eco</text:span><text:span text:style-name="T12">, Le Nom de la rose</text:span><text:span text:style-name="T4"> </text:span></text:p>
      <text:p text:style-name="P10"><text:span text:style-name="T27">- </text:span><text:span text:style-name="T31">Jean-François Parot, </text:span><text:span text:style-name="T9">L'Enigme des Blancs-Manteaux</text:span></text:p>
      <text:p text:style-name="P10"><text:span text:style-name="T9">- </text:span><text:span text:style-name="T32">Fred Vargas, </text:span><text:span text:style-name="T10">Ceux qui vont mourir te saluent</text:span></text:p>
      <text:p text:style-name="P15"><text:span text:style-name="T10">- </text:span><text:span text:style-name="T32">T</text:span><text:span text:style-name="T24">onino Benacquista,</text:span><text:span text:style-name="T1"> Malavita</text:span></text:p>
      <text:p text:style-name="P10"><text:span text:style-name="T2">- </text:span><text:span text:style-name="T43">Michel Houell</text:span><text:span text:style-name="T44">e</text:span><text:span text:style-name="T43">becq,</text:span><text:span text:style-name="T2"> </text:span><text:span text:style-name="T3">Extension du domaine de la lutte</text:span></text:p>
      <text:p text:style-name="P10"><text:span text:style-name="T3">- </text:span><text:span text:style-name="T27">Amélie Nothomb,</text:span><text:span text:style-name="T4"> Hygiène de l'assassin</text:span></text:p>
      <text:p text:style-name="P10"><text:span text:style-name="T3">- </text:span><text:span text:style-name="T27">Amélie Nothomb</text:span><text:span text:style-name="T4">, Stupeur et tremblements</text:span></text:p>
      <text:p text:style-name="P10"><text:span text:style-name="T4">- </text:span><text:span text:style-name="T27">Amélie Nothomb, </text:span><text:span text:style-name="T4">Métaphysique des tubes</text:span></text:p>
      <text:p text:style-name="P10"><text:span text:style-name="T5">- </text:span><text:span text:style-name="T28">Daniel Pennac, </text:span><text:span text:style-name="T5">Au Bonheur des ogres</text:span></text:p>
      <text:p text:style-name="P10"><text:span text:style-name="T4">- </text:span><text:span text:style-name="T28">Daniel Pennac</text:span><text:span text:style-name="T5">, La </text:span><text:span text:style-name="T7">F</text:span><text:span text:style-name="T5">ée carabine</text:span></text:p>
      <text:p text:style-name="P10"><text:span text:style-name="T5">- </text:span><text:span text:style-name="T28">Daniel Pennac, </text:span><text:span text:style-name="T5">La Petite marchande de prose</text:span></text:p>
      <text:p text:style-name="P10"><text:span text:style-name="T5">- </text:span><text:span text:style-name="T28">Daniel Pennac, </text:span><text:span text:style-name="T5">Chagrin d'école</text:span></text:p>
      <text:p text:style-name="P10"><text:span text:style-name="T8">- </text:span><text:span text:style-name="T30">Jean Theulé,</text:span><text:span text:style-name="T8"> Le Magasin des suicides</text:span></text:p>
      <text:p text:style-name="P10"><text:span text:style-name="T5">- </text:span><text:span text:style-name="T32">Muriel Barbéry, </text:span><text:span text:style-name="T10">L'Elégance du hérisson</text:span></text:p>
      <text:p text:style-name="P17"><text:span text:style-name="T5">- </text:span><text:span text:style-name="T28">A</text:span><text:span text:style-name="T24">lessandro Barricco</text:span><text:span text:style-name="T1">, Soie</text:span></text:p>
      <text:p text:style-name="P17"><text:span text:style-name="T2">- </text:span><text:span text:style-name="T25">Laurent Gaudé</text:span><text:span text:style-name="T2">, Le Soleil des Scorta</text:span></text:p>
      <text:p text:style-name="P11"><text:span text:style-name="T19">- </text:span><text:span text:style-name="T42">Daniel Defoe</text:span><text:span text:style-name="T21">, Robinson Crusoe</text:span></text:p>
      <text:p text:style-name="P18"><text:span text:style-name="T16">- </text:span><text:span text:style-name="T39">Jules Verne</text:span><text:span text:style-name="T18">, Deux ans de vacances</text:span></text:p>
      <text:p text:style-name="P11"><text:span text:style-name="T19">- </text:span><text:span text:style-name="T40">Robert Louis Stevenson, </text:span><text:span text:style-name="T21">L'Ile au trésor</text:span></text:p>
      <text:p text:style-name="P11"><text:span text:style-name="T3">- </text:span><text:span text:style-name="T40">Robert Louis Stevenson, </text:span><text:span text:style-name="T19">L'Etrange cas du Docteur Jekyll et de M. Hyde</text:span></text:p>
      <text:p text:style-name="P11"><text:span text:style-name="T19">- </text:span><text:span text:style-name="T30">Mary Shelley,</text:span><text:span text:style-name="T8"> Frankenstein</text:span></text:p>
      <text:p text:style-name="P9"><text:span text:style-name="T3">- </text:span><text:span text:style-name="T26">Edgar Allan Poe, </text:span><text:span text:style-name="T19">Double assassinat dans la rue Morgue</text:span></text:p>
      <text:p text:style-name="P9"><text:span text:style-name="T3">- </text:span><text:span text:style-name="T31">Oscar Wilde, </text:span><text:span text:style-name="T9">Le Portrait de Dorian Gray</text:span></text:p>
      <text:p text:style-name="P9"><text:span text:style-name="T3">- </text:span><text:span text:style-name="T26">Barjavel</text:span><text:span text:style-name="T3">, La Nuit des temps</text:span></text:p>
      <text:p text:style-name="P9"><text:span text:style-name="T3">- </text:span><text:span text:style-name="T30">Douglas Adams</text:span><text:span text:style-name="T8">, Le Guide du voyageur galactique</text:span></text:p>
      <text:p text:style-name="P9"><text:span text:style-name="T8">- </text:span><text:span text:style-name="T40">Tracy Chevalier</text:span><text:span text:style-name="T19">, La jeune fille à la perle</text:span></text:p>
      <text:p text:style-name="P9"><text:span text:style-name="T19">- </text:span><text:span text:style-name="T41">Joël Dicker</text:span><text:span text:style-name="T20">, La Vérité sur l'affaire Harry Quebert</text:span></text:p>
      <text:p text:style-name="P9"><text:span text:style-name="T20">- </text:span><text:span text:style-name="T41">Dan Brown</text:span><text:span text:style-name="T20">, Da Vinci Code</text:span></text:p>
      <text:p text:style-name="P9"><text:span text:style-name="T20">-</text:span><text:span text:style-name="T41"> Iain Pears</text:span><text:span text:style-name="T20">, Le Cercle de la Croix</text:span></text:p>
      <text:p text:style-name="P9"><text:span text:style-name="T20">- </text:span><text:span text:style-name="T41">Donna Tart</text:span><text:span text:style-name="T20">, Le Chardonneret</text:span></text:p>
      <text:p text:style-name="P9"><text:span text:style-name="T20">- </text:span><text:span text:style-name="T41">Russel Banks</text:span><text:span text:style-name="T20">, American Darling</text:span></text:p>
      <text:p text:style-name="P9"><text:span text:style-name="T20">- </text:span><text:span text:style-name="T41">Chow Ching Lie,</text:span><text:span text:style-name="T20"> Le Palanquin des larmes</text:span></text:p>
      <text:p text:style-name="P9"><text:span text:style-name="T20">- </text:span><text:span text:style-name="T41">Pearl Buck, </text:span><text:span text:style-name="T20">Vent d'Est, vent d'Ouest</text:span></text:p>
      <text:p text:style-name="P19"><text:span text:style-name="T1">-</text:span><text:span text:style-name="T24"> Marguerite Duras</text:span><text:span text:style-name="T1">, L'Amant</text:span></text:p>
      <text:p text:style-name="P19"><text:span text:style-name="T1">- </text:span><text:span text:style-name="T24">Marguerite Duras</text:span><text:span text:style-name="T1">, Un Barrage contre le Pacifique</text:span></text:p>
      <text:p text:style-name="P21"><text:span text:style-name="T1">- </text:span><text:span text:style-name="T24">Henri-Pierre Roché</text:span><text:span text:style-name="T1">, Jules et Jim</text:span></text:p>
      <text:p text:style-name="P22"><text:span text:style-name="T1">- </text:span><text:span text:style-name="T24">Albert Cohen</text:span><text:span text:style-name="T1">, Belle du seigneur</text:span></text:p>
      <text:p text:style-name="P19"><text:span text:style-name="T1">- </text:span><text:span text:style-name="T24">J. D. Salinger,</text:span><text:span text:style-name="T1"> L'Attrape-coeurs</text:span></text:p>
      <text:p text:style-name="P20"><text:span text:style-name="T13">- </text:span><text:span text:style-name="T34">Ernest Hemingway, </text:span><text:span text:style-name="T13">Le Vieil homme et la mer</text:span></text:p>
      <text:p text:style-name="P20"><text:span text:style-name="T13">- </text:span><text:span text:style-name="T40">Herman Melville</text:span><text:span text:style-name="T19">, Moby Dick</text:span></text:p>
      <text:p text:style-name="P20"><text:soft-page-break/><text:span text:style-name="T19">- </text:span><text:span text:style-name="T42">Jack London</text:span><text:span text:style-name="T21">, L'Appel de la forêt</text:span></text:p>
      <text:p text:style-name="P20"><text:span text:style-name="T21">- </text:span><text:span text:style-name="T42">Jack London</text:span><text:span text:style-name="T21">, Croc-Blanc</text:span></text:p>
      <text:p text:style-name="P19"><text:span text:style-name="T1">- </text:span><text:span text:style-name="T24">John Steinbeck, </text:span><text:span text:style-name="T1">Les Raisins de la colère</text:span></text:p>
      <text:p text:style-name="P19"><text:span text:style-name="T1">- </text:span><text:span text:style-name="T35">John Steinbeck</text:span><text:span text:style-name="T14">, A l'est d'Eden</text:span></text:p>
      <text:p text:style-name="P19"><text:span text:style-name="T1">- </text:span><text:span text:style-name="T24">John Steinbeck, </text:span><text:span text:style-name="T1">Des Sou</text:span><text:span text:style-name="T11">r</text:span><text:span text:style-name="T1">is et des hommes</text:span></text:p>
      <text:p text:style-name="P19"><text:span text:style-name="T1">- </text:span><text:span text:style-name="T35">Léon Tolstoï</text:span><text:span text:style-name="T14">, Anna Karénine</text:span></text:p>
      <text:p text:style-name="P19"><text:span text:style-name="T14">- </text:span><text:span text:style-name="T37">Léon Tolstoï,</text:span><text:span text:style-name="T16"> Guerre et paix</text:span></text:p>
      <text:p text:style-name="P16"><text:span text:style-name="T16">-</text:span><text:span text:style-name="T37"> S</text:span><text:span text:style-name="T24">tefan Zweig</text:span><text:span text:style-name="T1">, Lettre d'une inconnue</text:span></text:p>
      <text:p text:style-name="P16"><text:span text:style-name="T1">- </text:span><text:span text:style-name="T24">Patrick Süskind</text:span><text:span text:style-name="T1">, Le Parfum</text:span></text:p>
      <text:p text:style-name="P19"><text:span text:style-name="T35">- </text:span><text:span text:style-name="T36">Honoré de Balzac</text:span><text:span text:style-name="T15">, Le Père Goriot</text:span></text:p>
      <text:p text:style-name="P19"><text:span text:style-name="T15">- </text:span><text:span text:style-name="T36">Honoré de Balzac</text:span><text:span text:style-name="T15">, Illusions perdues</text:span></text:p>
      <text:p text:style-name="P19"><text:span text:style-name="T15">- </text:span><text:span text:style-name="T36">Honoré de Balzac</text:span><text:span text:style-name="T15">, Splendeurs et misères des courtisanes</text:span></text:p>
      <text:p text:style-name="P16"><text:span text:style-name="T15">- </text:span><text:span text:style-name="T36">H</text:span><text:span text:style-name="T24">onoré de Balzac</text:span><text:span text:style-name="T1">, La Peau de chagrin</text:span></text:p>
      <text:p text:style-name="P19"><text:span text:style-name="T15">- </text:span><text:span text:style-name="T36">Stendhal,</text:span><text:span text:style-name="T15"> La Chartreuse de Parme</text:span></text:p>
      <text:p text:style-name="P19"><text:span text:style-name="T15">- </text:span><text:span text:style-name="T36">Stendhal,</text:span><text:span text:style-name="T15"> Le Rouge et le noir</text:span></text:p>
      <text:p text:style-name="P19"><text:span text:style-name="T14">- </text:span><text:span text:style-name="T36">Gustave Flaubert,</text:span><text:span text:style-name="T15"> Madame Bovary</text:span></text:p>
      <text:p text:style-name="P19"><text:span text:style-name="T15">- </text:span><text:span text:style-name="T36">Gustave Flaubert</text:span><text:span text:style-name="T15">, L'Education sentimentale</text:span></text:p>
      <text:p text:style-name="P12"><text:span text:style-name="T5">- </text:span><text:span text:style-name="T28">Alexandre Dumas</text:span><text:span text:style-name="T5">, Les trois Mousquetaires</text:span></text:p>
      <text:p text:style-name="P12"><text:span text:style-name="T5">- </text:span><text:span text:style-name="T29">Guy de Maupassant</text:span><text:span text:style-name="T6">, Bel-Ami</text:span></text:p>
      <text:p text:style-name="P12"><text:span text:style-name="T6">-</text:span><text:span text:style-name="T29"> Guy de Maupassant</text:span><text:span text:style-name="T6">, Une Vie</text:span></text:p>
      <text:p text:style-name="P12"><text:span text:style-name="T6">- </text:span><text:span text:style-name="T29">Emile Zola</text:span><text:span text:style-name="T6">, Thérèse Raquin</text:span></text:p>
      <text:p text:style-name="P13"><text:span text:style-name="T6">- </text:span><text:span text:style-name="T31">Emile Zola, </text:span><text:span text:style-name="T9">L'Assommoir</text:span></text:p>
      <text:p text:style-name="P13"><text:span text:style-name="T31">- Emile Zola, </text:span><text:span text:style-name="T9">Germinal</text:span></text:p>
      <text:p text:style-name="P13"><text:span text:style-name="T9">-</text:span><text:span text:style-name="T31"> </text:span><text:span text:style-name="T38">Jules Vallès</text:span><text:span text:style-name="T17">, L'Enfant</text:span></text:p>
      <text:p text:style-name="P13"><text:span text:style-name="T17">- </text:span><text:span text:style-name="T40">Alphonse Daudet</text:span><text:span text:style-name="T19">, Le Petit Chose</text:span></text:p>
      <text:p text:style-name="P13"><text:span text:style-name="T19">- </text:span><text:span text:style-name="T40">Jules Renard</text:span><text:span text:style-name="T19">, Poil de Carotte</text:span></text:p>
      <text:p text:style-name="P13"><text:span text:style-name="T19">- </text:span><text:span text:style-name="T40">Joseph Kessel</text:span><text:span text:style-name="T19">, Le Lion</text:span></text:p>
      <text:p text:style-name="P12"><text:span text:style-name="T5">- </text:span><text:span text:style-name="T28">Madame de La Fayette</text:span><text:span text:style-name="T5">, La Princesse de Clèves</text:span></text:p>
      <text:p text:style-name="P12"><text:span text:style-name="T5">-</text:span><text:span text:style-name="T28"> </text:span><text:span text:style-name="T37">Choderlos de Laclos,</text:span><text:span text:style-name="T16"> Les Liaisons dangereuses</text:span></text:p>
      <text:p text:style-name="P12"/>
      <text:p text:style-name="P23"><text:span text:style-name="T5">V</text:span><text:span text:style-name="T1">ous pouvez me proposer d'autres textes.</text:span></text:p>
      <text:p text:style-name="P9"/>
      <text:p text:style-name="P9"/>
      <text:p text:style-name="P5">Compte rendu oral :</text:p>
      <text:p text:style-name="P7"><text:span text:style-name="T47">en TP </text:span>à <text:span text:style-name="T23">la rentrée de la Toussaint (à partir du </text:span>mercredi <text:span text:style-name="T49">4 </text:span>novembre 20<text:span text:style-name="T49">20</text:span>)</text:p>
      <text:p text:style-name="P9"/>
      <text:p text:style-name="P24">Vous devez avoir sélectionné <text:span text:style-name="T47">2</text:span> extraits, le premier vers le début du roman, le deuxième vers la fin :</text:p>
      <text:p text:style-name="P9"/>
      <text:p text:style-name="P14">&gt; prépare<text:span text:style-name="T22">z</text:span> une introduction <text:span text:style-name="T47">générale et une introduction à chacune de vos deux </text:span>lecture<text:span text:style-name="T47">s</text:span> : </text:p>
      <text:p text:style-name="P33">- informations-<text:span text:style-name="T23">clefs</text:span> sur l'auteur,<text:span text:style-name="T23"> </text:span>date de parution de l'oeuvre , é<text:span text:style-name="T22">diteur </text:span>;</text:p>
      <text:p text:style-name="P33">- informations utiles sur les <text:span text:style-name="T23">extraits</text:span> choisis (<text:span text:style-name="T22">contexte de l'extrait, identification des <text:s text:c="26"/></text:span>personnages cités, <text:span text:style-name="T22">explications de vocabulaire</text:span>,...)</text:p>
      <text:p text:style-name="P30"><text:span text:style-name="T45">&gt; entraînez-vous</text:span> à l<text:span text:style-name="T23">ire à voix haute</text:span> ces deux pages ;</text:p>
      <text:p text:style-name="P31">&gt; préparez une conclusion à votre communication.</text:p>
      <text:p text:style-name="P31"/>
      <text:p text:style-name="P32">Faites une photocopie des extraits choisis et écrivez votre prénom, votre nom et votre groupe en haut à gauche ainsi que la référence de l'oeuvre (titre, auteur, date de parution) : agrafez-les si nécessaire. <text:s/></text:p>
      <text:p text:style-name="P36">Ce document me sera remis <text:span text:style-name="T46">avant</text:span> votre oral : <text:span text:style-name="T47">vous devez donc prévoir deux exemplaires de vos textes.</text:span></text:p>
      <text:p text:style-name="P36"/>
      <text:p text:style-name="P36"/>
      <text:p text:style-name="P38"><text:span text:style-name="T46">Pénalités de retard</text:span> (impossibilité de passer) : </text:p>
      <text:p text:style-name="P39">&gt; - 2 points la première fois</text:p>
      <text:p text:style-name="P39">&gt; <text:s/>00/20 la deuxième fois</text:p>
      <text:p text:style-name="P37">Les causes du report peuvent être les suivantes :</text:p>
      <text:p text:style-name="P37">- absence non justifiée</text:p>
      <text:p text:style-name="P37">- travail non terminé</text:p>
      <text:p text:style-name="P37">- document(s) oublié(s)</text:p>
      <text:p text:style-name="P38"><text:soft-page-break/></text:p>
      <text:p text:style-name="P27"/>
      <text:p text:style-name="P27"/>
      <text:p text:style-name="P27"/>
      <text:p text:style-name="P27"/>
      <text:p text:style-name="P27"/>
      <text:p text:style-name="P29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39:00.939483000</meta:creation-date>
    <dc:date>2020-09-06T15:23:29.067673000</dc:date>
    <meta:editing-duration>PT2H32M49S</meta:editing-duration>
    <meta:editing-cycles>22</meta:editing-cycles>
    <meta:generator>LibreOffice/4.3.4.1$MacOSX_X86_64 LibreOffice_project/bc356b2f991740509f321d70e4512a6a54c5f243</meta:generator>
    <meta:print-date>2019-09-02T09:40:31.692031000</meta:print-date>
    <meta:document-statistic meta:table-count="0" meta:image-count="0" meta:object-count="0" meta:page-count="3" meta:paragraph-count="97" meta:word-count="700" meta:character-count="4105" meta:non-whitespace-character-count="3466"/>
  </office:meta>
</office:document-meta>
</file>